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adornments="Normal" style:font-family-generic="swiss" style:font-pitch="variable"/>
    <style:font-face style:name="Calibri" svg:font-family="Calibri" style:font-adornments="Negrita" style:font-family-generic="swiss" style:font-pitch="variable"/>
    <style:font-face style:name="Calibri1" svg:font-family="Calibri" style:font-adornments="Normal" style:font-family-generic="swiss" style:font-pitch="variable"/>
    <style:font-face style:name="Calibri Light1" svg:font-family="'Calibri Light'" style:font-adornments="Normal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26b358"/>
    </style:style>
    <style:style style:name="P2" style:family="paragraph" style:parent-style-name="Heading_20_3">
      <style:text-properties officeooo:paragraph-rsid="002da2bb"/>
    </style:style>
    <style:style style:name="P3" style:family="paragraph" style:parent-style-name="Heading_20_3">
      <style:text-properties officeooo:paragraph-rsid="003da1b0"/>
    </style:style>
    <style:style style:name="P4" style:family="paragraph" style:parent-style-name="Heading_20_3">
      <style:text-properties officeooo:paragraph-rsid="003f5465"/>
    </style:style>
    <style:style style:name="P5" style:family="paragraph" style:parent-style-name="Heading_20_2">
      <style:text-properties officeooo:paragraph-rsid="002af40e"/>
    </style:style>
    <style:style style:name="P6" style:family="paragraph" style:parent-style-name="Codigo">
      <style:text-properties officeooo:paragraph-rsid="002960bb"/>
    </style:style>
    <style:style style:name="P7" style:family="paragraph" style:parent-style-name="Codigo">
      <style:text-properties officeooo:paragraph-rsid="0033d01e"/>
    </style:style>
    <style:style style:name="P8" style:family="paragraph" style:parent-style-name="Codigo">
      <style:text-properties officeooo:paragraph-rsid="003b5731"/>
    </style:style>
    <style:style style:name="P9" style:family="paragraph" style:parent-style-name="Propiedades">
      <style:text-properties officeooo:paragraph-rsid="0026b358"/>
    </style:style>
    <style:style style:name="P10" style:family="paragraph" style:parent-style-name="Propiedades">
      <style:text-properties officeooo:rsid="003b38ee" officeooo:paragraph-rsid="003b38ee"/>
    </style:style>
    <style:style style:name="P11" style:family="paragraph" style:parent-style-name="Propiedades">
      <style:text-properties officeooo:paragraph-rsid="003b5731"/>
    </style:style>
    <style:style style:name="P12" style:family="paragraph" style:parent-style-name="Propiedades">
      <style:text-properties officeooo:paragraph-rsid="003f5465"/>
    </style:style>
    <style:style style:name="P13" style:family="paragraph" style:parent-style-name="Propiedades">
      <style:text-properties officeooo:rsid="0040a900" officeooo:paragraph-rsid="0040a900"/>
    </style:style>
    <style:style style:name="P14" style:family="paragraph" style:parent-style-name="Propiedades">
      <style:text-properties officeooo:paragraph-rsid="004cd29a"/>
    </style:style>
    <style:style style:name="P15" style:family="paragraph" style:parent-style-name="Propiedades" style:list-style-name="List_20_1" style:master-page-name="">
      <style:paragraph-properties fo:margin-top="0cm" fo:margin-bottom="0.247cm" loext:contextual-spacing="false" fo:line-height="115%" style:page-number="auto"/>
      <style:text-properties fo:font-size="9pt" fo:font-weight="250" officeooo:paragraph-rsid="002960bb" style:font-size-asian="12pt" style:font-name-complex="Lucida Sans1"/>
    </style:style>
    <style:style style:name="P16" style:family="paragraph" style:parent-style-name="Heading_20_3">
      <style:text-properties officeooo:paragraph-rsid="0026b358"/>
    </style:style>
    <style:style style:name="P17" style:family="paragraph" style:parent-style-name="Heading_20_3">
      <style:text-properties officeooo:paragraph-rsid="004cd29a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9" style:family="paragraph" style:parent-style-name="Codigo">
      <style:text-properties fo:font-style="normal" fo:font-weight="normal" officeooo:paragraph-rsid="003f5465"/>
    </style:style>
    <style:style style:name="P20" style:family="paragraph" style:parent-style-name="Codigo">
      <style:text-properties officeooo:paragraph-rsid="004cd29a"/>
    </style:style>
    <style:style style:name="P21" style:family="paragraph" style:parent-style-name="Subelementos">
      <style:text-properties officeooo:paragraph-rsid="002af40e"/>
    </style:style>
    <style:style style:name="P22" style:family="paragraph" style:parent-style-name="Subelementos">
      <style:text-properties officeooo:paragraph-rsid="0031c587"/>
    </style:style>
    <style:style style:name="P23" style:family="paragraph" style:parent-style-name="Subelementos">
      <style:text-properties officeooo:paragraph-rsid="003228e5"/>
    </style:style>
    <style:style style:name="P24" style:family="paragraph" style:parent-style-name="Subelementos">
      <style:text-properties officeooo:rsid="0038c5e9" officeooo:paragraph-rsid="0038c5e9"/>
    </style:style>
    <style:style style:name="P25" style:family="paragraph">
      <loext:graphic-properties draw:fill="none" draw:fill-color="#ffffff"/>
    </style:style>
    <style:style style:name="T1" style:family="text">
      <style:text-properties officeooo:rsid="0026b358"/>
    </style:style>
    <style:style style:name="T2" style:family="text">
      <style:text-properties officeooo:rsid="002c209c"/>
    </style:style>
    <style:style style:name="T3" style:family="text">
      <style:text-properties officeooo:rsid="002de927"/>
    </style:style>
    <style:style style:name="T4" style:family="text">
      <style:text-properties officeooo:rsid="002f8848"/>
    </style:style>
    <style:style style:name="T5" style:family="text">
      <style:text-properties officeooo:rsid="0030eabe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officeooo:rsid="0031c587"/>
    </style:style>
    <style:style style:name="T9" style:family="text">
      <style:text-properties officeooo:rsid="0032a15e"/>
    </style:style>
    <style:style style:name="T10" style:family="text">
      <style:text-properties officeooo:rsid="0032f77a"/>
    </style:style>
    <style:style style:name="T11" style:family="text">
      <style:text-properties officeooo:rsid="00361251"/>
    </style:style>
    <style:style style:name="T12" style:family="text">
      <style:text-properties fo:font-style="normal" fo:font-weight="normal"/>
    </style:style>
    <style:style style:name="T13" style:family="text">
      <style:text-properties officeooo:rsid="003b2916"/>
    </style:style>
    <style:style style:name="T14" style:family="text">
      <style:text-properties officeooo:rsid="003b5731"/>
    </style:style>
    <style:style style:name="T15" style:family="text">
      <style:text-properties officeooo:rsid="003c2950"/>
    </style:style>
    <style:style style:name="T16" style:family="text">
      <style:text-properties officeooo:rsid="003da1b0"/>
    </style:style>
    <style:style style:name="T17" style:family="text">
      <style:text-properties officeooo:rsid="003f5465"/>
    </style:style>
    <style:style style:name="T18" style:family="text">
      <style:text-properties officeooo:rsid="0040a900"/>
    </style:style>
    <style:style style:name="T19" style:family="text">
      <style:text-properties style:font-name="Liberation Sans" fo:font-size="8pt" style:font-size-asian="8pt" style:font-size-complex="8pt"/>
    </style:style>
    <style:style style:name="Sect1" style:family="section">
      <style:section-properties text:dont-balance-text-columns="false" style:editable="false">
        <style:columns fo:column-count="4" fo:column-gap="0.497cm">
          <style:column style:rel-width="16383*" fo:start-indent="0cm" fo:end-indent="0.249cm"/>
          <style:column style:rel-width="16383*" fo:start-indent="0.249cm" fo:end-indent="0.249cm"/>
          <style:column style:rel-width="16383*" fo:start-indent="0.249cm" fo:end-indent="0.249cm"/>
          <style:column style:rel-width="16386*" fo:start-indent="0.249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p text:style-name="Heading"><text:bookmark text:name="firstHeading"/><text:a xlink:type="simple" xlink:href="https://www.w3.org/community/xformsusers/wiki/XForms_2.0" text:style-name="Internet_20_link" text:visited-style-name="Visited_20_Internet_20_Link">XForms 2.0 </text:a><text:a xlink:type="simple" xlink:href="https://www.w3.org/community/xformsusers/wiki/XForms_2.0" text:style-name="Internet_20_link" text:visited-style-name="Visited_20_Internet_20_Link"><text:span text:style-name="T3">Cheatsheet</text:span></text:a></text:p>
        <text:h text:style-name="P1" text:outline-level="3"><text:bookmark text:name="structure-attrs-common"/><text:bookmark text:name="Common_Attributes"/><text:a xlink:type="simple" xlink:href="https://www.w3.org/community/xformsusers/wiki/XForms_2.0#Common_Attributes" text:style-name="Internet_20_link" text:visited-style-name="Visited_20_Internet_20_Link">Common Attributes</text:a></text:h>
        <text:list xml:id="list3012327584" text:style-name="List_20_1">
          <text:list-item>
            <text:p text:style-name="P9">id [not AVT], </text:p>
            <text:p text:style-name="P9"><text:bookmark text:name="structure-attrs-model"/>model [not AVT]</text:p>
          </text:list-item>
          <text:list-item>
            <text:p text:style-name="P9">context</text:p>
          </text:list-item>
          <text:list-item>
            <text:p text:style-name="P9">xml:lang</text:p>
          </text:list-item>
          <text:list-item>
            <text:p text:style-name="P9">class</text:p>
          </text:list-item>
        </text:list>
        <text:h text:style-name="P1" text:outline-level="3"><text:bookmark text:name="structure-attrs-nodeset"/><text:a xlink:type="simple" xlink:href="https://www.w3.org/community/xformsusers/wiki/XForms_2.0#Binding_Attributes" text:style-name="Internet_20_link" text:visited-style-name="Visited_20_Internet_20_Link">Binding Attributes</text:a></text:h>
        <text:list xml:id="list135054418016901" text:continue-numbering="true" text:style-name="List_20_1">
          <text:list-item>
            <text:p text:style-name="P9">bind [not AVT], ref</text:p>
          </text:list-item>
        </text:list>
        <text:h text:style-name="Heading_20_3" text:outline-level="3"><text:a xlink:type="simple" xlink:href="https://www.w3.org/community/xformsusers/wiki/XForms_2.0#The_value_and_mediatype_Attributes" text:style-name="Internet_20_link" text:visited-style-name="Visited_20_Internet_20_Link">The</text:a><text:bookmark text:name="structure-attrs-value"/><text:a xlink:type="simple" xlink:href="https://www.w3.org/community/xformsusers/wiki/XForms_2.0#The_value_and_mediatype_Attributes" text:style-name="Internet_20_link" text:visited-style-name="Visited_20_Internet_20_Link"> value and</text:a><text:bookmark text:name="structure-attrs-mediatype"/><text:a xlink:type="simple" xlink:href="https://www.w3.org/community/xformsusers/wiki/XForms_2.0#The_value_and_mediatype_Attributes" text:style-name="Internet_20_link" text:visited-style-name="Visited_20_Internet_20_Link"> mediatype Attributes</text:a></text:h>
        <text:list xml:id="list135054704298008" text:continue-numbering="true" text:style-name="List_20_1">
          <text:list-item>
            <text:p text:style-name="P9"><text:span text:style-name="T9">v</text:span>alue, mediatype</text:p>
          </text:list-item>
        </text:list>
        <text:h text:style-name="Heading_20_2" text:outline-level="2"><text:a xlink:type="simple" xlink:href="https://www.w3.org/community/xformsusers/wiki/XForms_2.0#The_model_Element" text:style-name="Internet_20_link" text:visited-style-name="Visited_20_Internet_20_Link"><text:span text:style-name="T4">m</text:span></text:a><text:a xlink:type="simple" xlink:href="https://www.w3.org/community/xformsusers/wiki/XForms_2.0#The_model_Element" text:style-name="Internet_20_link" text:visited-style-name="Visited_20_Internet_20_Link">odel</text:a></text:h>
        <text:list xml:id="list135053777528995" text:continue-numbering="true" text:style-name="List_20_1">
          <text:list-item>
            <text:p text:style-name="Subelementos">instance</text:p>
          </text:list-item>
          <text:list-item>
            <text:p text:style-name="Subelementos">bind </text:p>
          </text:list-item>
          <text:list-item>
            <text:p text:style-name="Subelementos">function</text:p>
          </text:list-item>
          <text:list-item>
            <text:p text:style-name="Subelementos">result</text:p>
          </text:list-item>
          <text:list-item>
            <text:p text:style-name="P21">var</text:p>
          </text:list-item>
        </text:list>
        <text:h text:style-name="P5" text:outline-level="2"><text:a xlink:type="simple" xlink:href="https://www.w3.org/community/xformsusers/wiki/XForms_2.0#The_instance_Element" text:style-name="Internet_20_link" text:visited-style-name="Visited_20_Internet_20_Link">instance</text:a></text:h>
        <text:list xml:id="list135054818126278" text:continue-numbering="true" text:style-name="List_20_1">
          <text:list-item>
            <text:p text:style-name="Propiedades">src [not AVT]</text:p>
          </text:list-item>
          <text:list-item>
            <text:p text:style-name="Propiedades">resource [not AVT]</text:p>
          </text:list-item>
          <text:list-item>
            <text:p text:style-name="P14">response-mediatype [not AVT]</text:p>
          </text:list-item>
        </text:list>
        <text:h text:style-name="P17" text:outline-level="3"><text:a xlink:type="simple" xlink:href="https://www.w3.org/community/xformsusers/wiki/XForms_2.0#The_bind_Element" text:style-name="Internet_20_link" text:visited-style-name="Visited_20_Internet_20_Link">bind</text:a></text:h>
        <text:list xml:id="list135054763161219" text:continue-numbering="true" text:style-name="List_20_1">
          <text:list-header>
            <text:p text:style-name="Propiedades"><text:span text:style-name="T2">t</text:span>ype, constraint, relevant, required, readonly, calculate, label, help,hint, p3ptype</text:p>
          </text:list-header>
        </text:list>
        <text:p text:style-name="Codigo">&lt;bind ref="action" readonly="../status='accepted'"/&gt;</text:p>
        <text:h text:style-name="P2" text:outline-level="3"><text:a xlink:type="simple" xlink:href="https://www.w3.org/community/xformsusers/wiki/XForms_2.0#The_var_element" text:style-name="Internet_20_link" text:visited-style-name="Visited_20_Internet_20_Link">var</text:a> </text:h>
        <text:p text:style-name="Codigo">&lt;var name="message" value="instance('message')"/&gt;</text:p>
        <text:h text:style-name="Heading_20_3" text:outline-level="3"><text:a xlink:type="simple" xlink:href="https://www.w3.org/community/xformsusers/wiki/XForms_2.0#The_Function_Element" text:style-name="Internet_20_link" text:visited-style-name="Visited_20_Internet_20_Link">function</text:a></text:h>
        <text:list xml:id="list135054704590629" text:continue-numbering="true" text:style-name="List_20_1">
          <text:list-item>
            <text:p text:style-name="Propiedades">signature [not AVT]</text:p>
          </text:list-item>
          <text:list-item>
            <text:p text:style-name="Propiedades">override</text:p>
          </text:list-item>
          <text:list-item>
            <text:p text:style-name="Propiedades">type</text:p>
          </text:list-item>
          <text:list-item>
            <text:p text:style-name="Subelementos"><text:a xlink:type="simple" xlink:href="https://www.w3.org/community/xformsusers/wiki/XForms_2.0#structure-var-element" text:style-name="Internet_20_link" text:visited-style-name="Visited_20_Internet_20_Link">var</text:a>*,</text:p>
          </text:list-item>
          <text:list-item>
            <text:p text:style-name="Subelementos"><text:a xlink:type="simple" xlink:href="https://www.w3.org/community/xformsusers/wiki/XForms_2.0#The_result_element" text:style-name="Internet_20_link" text:visited-style-name="Visited_20_Internet_20_Link">result</text:a>)?</text:p>
          </text:list-item>
        </text:list>
        <text:p text:style-name="Codigo">&lt;function signature="my:sumproduct($p as xs:decimal*, $q as xs:decimal*) as xs:decimal"&gt;</text:p>
        <text:p text:style-name="Codigo"><text:s text:c="2"/>sum(for $i in 1 to count($p) return $p[$i]*$q[$i])</text:p>
        <text:p text:style-name="Codigo">&lt;/function&gt;</text:p>
        <text:p text:style-name="Codigo">&lt;function signature="my:fibonacci($n as xs:integer) as xs:integer"&gt;</text:p>
        <text:p text:style-name="Codigo"><text:s text:c="2"/>&lt;var name="sqrt5" value="math:sqrt(5)"</text:p>
        <text:p text:style-name="Codigo"><text:s text:c="2"/>&lt;result value="(math:power(1+$sqrt5, $n) - math:power(1-$sqrt5, $n)) div (math:power(2, $n) * $sqrt5)"/&gt;</text:p>
        <text:p text:style-name="Codigo">&lt;/function&gt;</text:p>
        <text:h text:style-name="Heading_20_2" text:outline-level="2"><text:a xlink:type="simple" xlink:href="https://www.w3.org/community/xformsusers/wiki/XForms_2.0#Controls" text:style-name="Internet_20_link" text:visited-style-name="Visited_20_Internet_20_Link">Controls</text:a></text:h>
        <text:list xml:id="list135054685309101" text:continue-numbering="true" text:style-name="List_20_1">
          <text:list-item>
            <text:p text:style-name="Propiedades">appearance: "full"|"compact"|"minimal" </text:p>
          </text:list-item>
          <text:list-item>
            <text:p text:style-name="Propiedades">inputmode</text:p>
          </text:list-item>
          <text:list-item>
            <text:p text:style-name="Propiedades">incremental</text:p>
          </text:list-item>
          <text:list-item>
            <text:p text:style-name="Subelementos">UI Common: <text:a xlink:type="simple" xlink:href="https://www.w3.org/community/xformsusers/wiki/XForms_2.0#ui-commonelems-label" text:style-name="Internet_20_link" text:visited-style-name="Visited_20_Internet_20_Link">label</text:a> (xs:string) | <text:a xlink:type="simple" xlink:href="https://www.w3.org/community/xformsusers/wiki/XForms_2.0#ui-commonelems-help" text:style-name="Internet_20_link" text:visited-style-name="Visited_20_Internet_20_Link">help</text:a> (xs:string) | <text:a xlink:type="simple" xlink:href="https://www.w3.org/community/xformsusers/wiki/XForms_2.0#ui-commonelems-hint" text:style-name="Internet_20_link" text:visited-style-name="Visited_20_Internet_20_Link">hint</text:a> (xs:string) | <text:a xlink:type="simple" xlink:href="https://www.w3.org/community/xformsusers/wiki/XForms_2.0#ui-commonelems-alert" text:style-name="Internet_20_link" text:visited-style-name="Visited_20_Internet_20_Link">alert</text:a> (xs:string)</text:p>
          </text:list-item>
          <text:list-item>
            <text:p text:style-name="Propiedades">naviindex</text:p>
          </text:list-item>
          <text:list-item>
            <text:p text:style-name="Propiedades">accesskey</text:p>
          </text:list-item>
        </text:list>
        <text:h text:style-name="Heading_20_3" text:outline-level="3"><text:bookmark text:name="core-controls"/>Core Controls</text:h>
        <text:h text:style-name="Heading_20_3" text:outline-level="3"><text:a xlink:type="simple" xlink:href="https://www.w3.org/community/xformsusers/wiki/XForms_2.0#The_input_Element" text:style-name="Internet_20_link" text:visited-style-name="Visited_20_Internet_20_Link">input</text:a></text:h>
        <text:p text:style-name="Codigo">&lt;input ref="order/shipTo/street" label="Street"/&gt;</text:p>
        <text:h text:style-name="Heading_20_3" text:outline-level="3"><text:a xlink:type="simple" xlink:href="https://www.w3.org/community/xformsusers/wiki/XForms_2.0#The_secret_Element" text:style-name="Internet_20_link" text:visited-style-name="Visited_20_Internet_20_Link">secret</text:a></text:h>
        <text:p text:style-name="Codigo">&lt;secret ref="/login/password" label="Password" hint="The password you enter will not be displayed"/&gt; </text:p>
        <text:h text:style-name="Heading_20_3" text:outline-level="3"><text:a xlink:type="simple" xlink:href="https://www.w3.org/community/xformsusers/wiki/XForms_2.0#The_textarea_Element" text:style-name="Internet_20_link" text:visited-style-name="Visited_20_Internet_20_Link">textarea</text:a></text:h>
        <text:p text:style-name="Codigo">&lt;textarea ref="message/body" label="Message Body:"/&gt; </text:p>
        <text:h text:style-name="Heading_20_3" text:outline-level="3"><text:a xlink:type="simple" xlink:href="https://www.w3.org/community/xformsusers/wiki/XForms_2.0#The_output_Element" text:style-name="Internet_20_link" text:visited-style-name="Visited_20_Internet_20_Link"><text:span text:style-name="T4">o</text:span></text:a><text:a xlink:type="simple" xlink:href="https://www.w3.org/community/xformsusers/wiki/XForms_2.0#The_output_Element" text:style-name="Internet_20_link" text:visited-style-name="Visited_20_Internet_20_Link">utput</text:a></text:h>
        <text:p text:style-name="Codigo">&lt;output ref="age" label="Age:"/&gt;</text:p>
        <text:p text:style-name="Codigo">&lt;output class="note"&gt;Deleted&lt;/output&gt;</text:p>
        <text:h text:style-name="Heading_20_3" text:outline-level="3"><text:a xlink:type="simple" xlink:href="https://www.w3.org/community/xformsusers/wiki/XForms_2.0#The_upload_Element" text:style-name="Internet_20_link" text:visited-style-name="Visited_20_Internet_20_Link"><text:span text:style-name="T4">u</text:span></text:a><text:a xlink:type="simple" xlink:href="https://www.w3.org/community/xformsusers/wiki/XForms_2.0#The_upload_Element" text:style-name="Internet_20_link" text:visited-style-name="Visited_20_Internet_20_Link">pload</text:a> </text:h>
        <text:list xml:id="list135053553542872" text:continue-numbering="true" text:style-name="List_20_1">
          <text:list-header>
            <text:p text:style-name="Propiedades">accept: Optional comma-separated list of suggested mediatypes </text:p>
          </text:list-header>
        </text:list>
        <text:p text:style-name="Codigo">&lt;upload ref="mail/attachment" accept="video/*,image/*,.txt,.pdf" label="Select attachment:"&gt;</text:p>
        <text:p text:style-name="Codigo"><text:s text:c="2"/>&lt;filename ref="@filename"/&gt;</text:p>
        <text:p text:style-name="Codigo"><text:s text:c="2"/>&lt;mediatype ref="@mediatype"/&gt;</text:p>
        <text:p text:style-name="P6">&lt;/upload&gt;</text:p>
        <text:h text:style-name="Heading_20_3" text:outline-level="3"><text:a xlink:type="simple" xlink:href="https://www.w3.org/community/xformsusers/wiki/XForms_2.0#The_range_Element" text:style-name="Internet_20_link" text:visited-style-name="Visited_20_Internet_20_Link"><text:span text:style-name="T4">r</text:span></text:a><text:a xlink:type="simple" xlink:href="https://www.w3.org/community/xformsusers/wiki/XForms_2.0#The_range_Element" text:style-name="Internet_20_link" text:visited-style-name="Visited_20_Internet_20_Link">ange</text:a></text:h>
        <text:list xml:id="list135054976185348" text:continue-numbering="true" text:style-name="List_20_1">
          <text:list-item>
            <text:p text:style-name="Propiedades">start, end</text:p>
          </text:list-item>
          <text:list-item>
            <text:p text:style-name="Propiedades">step</text:p>
          </text:list-item>
          <text:list-item>
            <text:p text:style-name="P15">Types:xs:duration, xs:date, xs:time, xs:dateTime, xs:gYearMonth, xs:gYear, xs:gMonthDay, xs:gDay, xs:gMonth, xs:float, xs:double, and xs:decimal.</text:p>
          </text:list-item>
        </text:list>
        <text:p text:style-name="Codigo">&lt;range ref="/stats/balance" start="-2.0" end="2.0" step="0.5" label="Balance"/&gt;</text:p>
        <text:h text:style-name="Heading_20_3" text:outline-level="3"><text:a xlink:type="simple" xlink:href="https://www.w3.org/community/xformsusers/wiki/XForms_2.0#The_trigger_Element" text:style-name="Internet_20_link" text:visited-style-name="Visited_20_Internet_20_Link"><text:span text:style-name="T4">t</text:span></text:a><text:a xlink:type="simple" xlink:href="https://www.w3.org/community/xformsusers/wiki/XForms_2.0#The_trigger_Element" text:style-name="Internet_20_link" text:visited-style-name="Visited_20_Internet_20_Link">rigger</text:a></text:h>
        <text:p text:style-name="Codigo">&lt;trigger label="Click here"&gt;</text:p>
        <text:p text:style-name="Codigo"><text:s text:c="2"/>&lt;message ev:event="DOMActivate"&gt;Hello!&lt;/message&gt;</text:p>
        <text:p text:style-name="Codigo">&lt;/trigger&gt;</text:p>
        <text:h text:style-name="Heading_20_3" text:outline-level="3"><text:a xlink:type="simple" xlink:href="https://www.w3.org/community/xformsusers/wiki/XForms_2.0#The_submit_Element" text:style-name="Internet_20_link" text:visited-style-name="Visited_20_Internet_20_Link"><text:span text:style-name="T4">s</text:span></text:a><text:a xlink:type="simple" xlink:href="https://www.w3.org/community/xformsusers/wiki/XForms_2.0#The_submit_Element" text:style-name="Internet_20_link" text:visited-style-name="Visited_20_Internet_20_Link">ubmit</text:a></text:h>
        <text:p text:style-name="Desc">Shorthand for a <text:span text:style-name="Source_20_Text">trigger </text:span>with a <text:span text:style-name="Source_20_Text">send </text:span>action. </text:p>
        <text:list xml:id="list135055143705076" text:continue-numbering="true" text:style-name="List_20_1">
          <text:list-item>
            <text:p text:style-name="Propiedades">submission </text:p>
          </text:list-item>
        </text:list>
        <text:p text:style-name="Codigo">&lt;submit label="OK"/&gt; </text:p>
        <text:p text:style-name="Codigo">&lt;submit submission="timecard" label="Submit Timecard"/&gt; </text:p>
        <text:h text:style-name="Heading_20_3" text:outline-level="3"><text:bookmark text:name="Selection_Controls"/><text:bookmark text:name="ui-selection-commonelems"/><text:a xlink:type="simple" xlink:href="https://www.w3.org/community/xformsusers/wiki/XForms_2.0#Selection_Controls" text:style-name="Internet_20_link" text:visited-style-name="Visited_20_Internet_20_Link">Selection Controls (Select/Select1)</text:a></text:h>
        <text:list xml:id="list135053401933576" text:continue-numbering="true" text:style-name="List_20_1">
          <text:list-item>
            <text:p text:style-name="Propiedades"><text:span text:style-name="Source_20_Text"><text:span text:style-name="T1">s</text:span></text:span><text:span text:style-name="Source_20_Text">election:</text:span>"open" or "closed"</text:p>
          </text:list-item>
          <text:list-item>
            <text:p text:style-name="Propiedades"><text:span text:style-name="Source_20_Text">appearance: </text:span>full | compact | minimal</text:p>
          </text:list-item>
        </text:list>
        <text:h text:style-name="Heading_20_3" text:outline-level="3"><text:bookmark text:name="ui-select"/><text:a xlink:type="simple" xlink:href="https://www.w3.org/community/xformsusers/wiki/XForms_2.0#The_select_Element" text:style-name="Internet_20_link" text:visited-style-name="Visited_20_Internet_20_Link">The (múltiple) select Element</text:a></text:h>
        <text:p text:style-name="Codigo">&lt;select ref="flavors" label="Flavors"&gt;</text:p>
        <text:p text:style-name="Codigo"><text:s text:c="2"/>&lt;item label="Vanilla"&gt;v&lt;/item&gt;</text:p>
        <text:p text:style-name="Codigo"><text:s text:c="2"/>&lt;item label="Strawberry"&gt;s&lt;/item&gt;</text:p>
        <text:p text:style-name="Codigo"><text:s text:c="2"/>&lt;item label="Chocolate"&gt;c&lt;/item&gt;</text:p>
        <text:p text:style-name="Codigo">&lt;/select&gt;</text:p>
        <text:h text:style-name="Heading_20_3" text:outline-level="3"><text:bookmark text:name="The_select1_Element"/><text:bookmark text:name="ui-select1"/><text:a xlink:type="simple" xlink:href="https://www.w3.org/community/xformsusers/wiki/XForms_2.0#The_select1_Element" text:style-name="Internet_20_link" text:visited-style-name="Visited_20_Internet_20_Link">The (single) select1 Element</text:a></text:h>
        <text:p text:style-name="Codigo">&lt;select1 ref="icecream/flavor" label="Flavour"&gt;</text:p>
        <text:p text:style-name="Codigo"><text:s text:c="2"/>&lt;item label="Vanilla"&gt;v&lt;/item&gt;</text:p>
        <text:p text:style-name="Codigo"><text:s text:c="2"/>&lt;item label="Strawberry"&gt;s&lt;/item&gt;</text:p>
        <text:p text:style-name="Codigo">&lt;/select1&gt;</text:p>
        <text:h text:style-name="Heading_20_3" text:outline-level="3"><text:a xlink:type="simple" xlink:href="https://www.w3.org/community/xformsusers/wiki/XForms_2.0#The_choices_Element" text:style-name="Internet_20_link" text:visited-style-name="Visited_20_Internet_20_Link"><text:span text:style-name="T4">c</text:span></text:a><text:a xlink:type="simple" xlink:href="https://www.w3.org/community/xformsusers/wiki/XForms_2.0#The_choices_Element" text:style-name="Internet_20_link" text:visited-style-name="Visited_20_Internet_20_Link">hoices</text:a></text:h>
        <text:p text:style-name="Codigo">&lt;choices label="Cold"&gt;</text:p>
        <text:p text:style-name="Codigo"><text:s text:c="2"/>&lt;item label="Water"&gt;water&lt;/item&gt;</text:p>
        <text:p text:style-name="Codigo"><text:s text:c="2"/>&lt;item label="Milk"&gt;milk&lt;/item&gt;</text:p>
        <text:p text:style-name="Codigo">&lt;/choices&gt;</text:p>
        <text:h text:style-name="Heading_20_3" text:outline-level="3"><text:a xlink:type="simple" xlink:href="https://www.w3.org/community/xformsusers/wiki/XForms_2.0#The_itemset_Element" text:style-name="Internet_20_link" text:visited-style-name="Visited_20_Internet_20_Link"><text:span text:style-name="T5">i</text:span></text:a><text:a xlink:type="simple" xlink:href="https://www.w3.org/community/xformsusers/wiki/XForms_2.0#The_itemset_Element" text:style-name="Internet_20_link" text:visited-style-name="Visited_20_Internet_20_Link">temset</text:a></text:h>
        <text:list xml:id="list135055121109719" text:continue-numbering="true" text:style-name="List_20_1">
          <text:list-header>
            <text:p text:style-name="Propiedades"><text:span text:style-name="T1">c</text:span>opy: Optional, value to be copied. </text:p>
          </text:list-header>
        </text:list>
        <text:p text:style-name="Codigo"><text:soft-page-break/>&lt;itemset model="flavors" ref="flavor" label="{description}" copy="description"/&gt;</text:p>
        <text:p text:style-name="Codigo">&lt;copy ref="."/&gt;</text:p>
        <text:h text:style-name="Heading_20_2" text:outline-level="2"><text:bookmark text:name="The_Control_Element"/><text:bookmark text:name="ui-control"/><text:a xlink:type="simple" xlink:href="https://www.w3.org/community/xformsusers/wiki/XForms_2.0#The_control_Element" text:style-name="Internet_20_link" text:visited-style-name="Visited_20_Internet_20_Link">The Control</text:a></text:h>
        <text:list xml:id="list135054627970599" text:continue-numbering="true" text:style-name="List_20_1">
          <text:list-header>
            <text:p text:style-name="P9">resource, initial </text:p>
          </text:list-header>
        </text:list>
        <text:p text:style-name="Codigo">&lt;control resource="today.xhtml" label="Today's date:"/&gt; </text:p>
        <text:h text:style-name="Heading_20_2" text:outline-level="2"><text:bookmark text:name="Container_Controls"/><text:bookmark text:name="container-controls"/><text:a xlink:type="simple" xlink:href="https://www.w3.org/community/xformsusers/wiki/XForms_2.0#Container_Controls" text:style-name="Internet_20_link" text:visited-style-name="Visited_20_Internet_20_Link">Container Controls</text:a></text:h>
        <text:h text:style-name="Heading_20_3" text:outline-level="3"><text:a xlink:type="simple" xlink:href="https://www.w3.org/community/xformsusers/wiki/XForms_2.0#The_group_Element" text:style-name="Internet_20_link" text:visited-style-name="Visited_20_Internet_20_Link"><text:span text:style-name="T10">g</text:span></text:a><text:a xlink:type="simple" xlink:href="https://www.w3.org/community/xformsusers/wiki/XForms_2.0#The_group_Element" text:style-name="Internet_20_link" text:visited-style-name="Visited_20_Internet_20_Link">roup</text:a></text:h>
        <text:list xml:id="list135053475600602" text:continue-numbering="true" text:style-name="List_20_1">
          <text:list-header>
            <text:p text:style-name="Propiedades"><text:span text:style-name="T1">c</text:span>ollapse: One of ("open"|"closed"). </text:p>
          </text:list-header>
        </text:list>
        <text:p text:style-name="Codigo">&lt;group ref="address" label="Shipping Address"/&gt;</text:p>
        <text:p text:style-name="Codigo"><text:s text:c="2"/>&lt;input ref="line_1" label="Address line 1"/&gt;</text:p>
        <text:p text:style-name="Codigo"><text:s text:c="2"/>&lt;input ref="line_2" label="Address line 2"/&gt;</text:p>
        <text:p text:style-name="Codigo"><text:s text:c="2"/>&lt;input ref="postcode" label="Postcode"/&gt;</text:p>
        <text:p text:style-name="Codigo">&lt;/group&gt;</text:p>
        <text:h text:style-name="Heading_20_3" text:outline-level="3"><text:a xlink:type="simple" xlink:href="https://www.w3.org/community/xformsusers/wiki/XForms_2.0#The_switch_Element" text:style-name="Internet_20_link" text:visited-style-name="Visited_20_Internet_20_Link">Switch</text:a> / <text:a xlink:type="simple" xlink:href="https://www.w3.org/community/xformsusers/wiki/XForms_2.0#The_case_Element" text:style-name="Internet_20_link" text:visited-style-name="Visited_20_Internet_20_Link">Case</text:a> / <text:a xlink:type="simple" xlink:href="https://www.w3.org/community/xformsusers/wiki/XForms_2.0#The_toggle_Element" text:style-name="Internet_20_link" text:visited-style-name="Visited_20_Internet_20_Link">Toggle</text:a> </text:h>
        <text:list xml:id="list135053285236443" text:continue-numbering="true" text:style-name="List_20_1">
          <text:list-item>
            <text:p text:style-name="Propiedades"><text:span text:style-name="T1">c</text:span>ase : selected (false) Initial status for the case <text:span text:style-name="T1">(boolean)</text:span></text:p>
          </text:list-item>
          <text:list-item>
            <text:p text:style-name="Propiedades">name </text:p>
          </text:list-item>
        </text:list>
        <text:p text:style-name="Codigo">&lt;switch ref="/payment/details/@method"&gt;</text:p>
        <text:p text:style-name="P7"><text:s text:c="2"/>&lt;case name="creditCard" label="Credit Card Details"&gt;</text:p>
        <text:p text:style-name="P7"><text:s text:c="4"/>...</text:p>
        <text:p text:style-name="P7"><text:s text:c="2"/>&lt;/case&gt; </text:p>
        <text:p text:style-name="Codigo"><text:s text:c="2"/>&lt;case name="cashCard" label="Bank Account Card"&gt;</text:p>
        <text:p text:style-name="Codigo"><text:s text:c="4"/>...</text:p>
        <text:p text:style-name="Codigo"><text:s text:c="2"/>&lt;/case&gt;</text:p>
        <text:p text:style-name="Codigo">&lt;/switch&gt;</text:p>
        <text:h text:style-name="Heading_20_2" text:outline-level="2"><text:a xlink:type="simple" xlink:href="https://www.w3.org/community/xformsusers/wiki/XForms_2.0#The_dialog_Element" text:style-name="Internet_20_link" text:visited-style-name="Visited_20_Internet_20_Link"><text:span text:style-name="T4">d</text:span></text:a><text:a xlink:type="simple" xlink:href="https://www.w3.org/community/xformsusers/wiki/XForms_2.0#The_dialog_Element" text:style-name="Internet_20_link" text:visited-style-name="Visited_20_Internet_20_Link">ialog</text:a></text:h>
        <text:list xml:id="list135053096815735" text:continue-numbering="true" text:style-name="List_20_1">
          <text:list-item>
            <text:p text:style-name="Propiedades">level:"modeless"|"modal"|<text:a xlink:type="simple" xlink:href="https://www.w3.org/community/xformsusers/wiki/XForms_2.0#def-PrefixedName" text:style-name="Internet_20_link" text:visited-style-name="Visited_20_Internet_20_Link">PrefixedName</text:a>) (def: "modal").</text:p>
          </text:list-item>
          <text:list-item>
            <text:p text:style-name="Propiedades">hide: Optional boolean (def : true)</text:p>
          </text:list-item>
          <text:list-item>
            <text:p text:style-name="Subelementos">Content: (<text:a xlink:type="simple" xlink:href="https://www.w3.org/community/xformsusers/wiki/XForms_2.0#elems-all-controls" text:style-name="Internet_20_link" text:visited-style-name="Visited_20_Internet_20_Link">Controls</text:a>|<text:a xlink:type="simple" xlink:href="https://www.w3.org/community/xformsusers/wiki/XForms_2.0#elems-ui-common" text:style-name="Internet_20_link" text:visited-style-name="Visited_20_Internet_20_Link">UI Common</text:a>)*</text:p>
          </text:list-item>
        </text:list>
        <text:p text:style-name="Codigo">&lt;dialog id="my-dialog" label="Please enter your information"&gt;</text:p>
        <text:p text:style-name="Codigo"><text:tab/>….</text:p>
        <text:p text:style-name="Codigo"><text:s text:c="2"/>&lt;trigger label="Submit"&gt;</text:p>
        <text:p text:style-name="Codigo"><text:s text:c="4"/>&lt;hide ev:event="DOMActivate" dialog="my-dialog"/&gt;</text:p>
        <text:p text:style-name="Codigo"><text:s text:c="2"/>&lt;/trigger&gt;</text:p>
        <text:p text:style-name="Codigo">&lt;/dialog&gt;</text:p>
        <text:list xml:id="list135054475227476" text:continue-numbering="true" text:style-name="List_20_1">
          <text:list-item>
            <text:p text:style-name="Propiedades">Show / Hide</text:p>
          </text:list-item>
          <text:list-item>
            <text:p text:style-name="Propiedades">dialog </text:p>
          </text:list-item>
        </text:list>
        <text:h text:style-name="Heading_20_3" text:outline-level="3"><text:a xlink:type="simple" xlink:href="https://www.w3.org/community/xformsusers/wiki/XForms_2.0#The_repeat_Element" text:style-name="Internet_20_link" text:visited-style-name="Visited_20_Internet_20_Link"><text:span text:style-name="T10">r</text:span></text:a><text:a xlink:type="simple" xlink:href="https://www.w3.org/community/xformsusers/wiki/XForms_2.0#The_repeat_Element" text:style-name="Internet_20_link" text:visited-style-name="Visited_20_Internet_20_Link">epeat</text:a></text:h>
        <text:list xml:id="list135053317282648" text:continue-numbering="true" text:style-name="List_20_1">
          <text:list-item>
            <text:p text:style-name="Propiedades">indexref Optional<text:a xlink:type="simple" xlink:href="https://www.w3.org/community/xformsusers/wiki/XForms_2.0#structure-attrs-single-node" text:style-name="Internet_20_link" text:visited-style-name="Visited_20_Internet_20_Link">Single Item Binding</text:a> to simpleContent, with which the repeat index is synchronized.</text:p>
          </text:list-item>
          <text:list-item>
            <text:p text:style-name="Propiedades">startindex Optional 1-based initial value</text:p>
          </text:list-item>
          <text:list-item>
            <text:p text:style-name="Propiedades">number</text:p>
          </text:list-item>
          <text:list-item>
            <text:p text:style-name="Subelementos">Content: (<text:a xlink:type="simple" xlink:href="https://www.w3.org/community/xformsusers/wiki/XForms_2.0#elems-all-controls" text:style-name="Internet_20_link" text:visited-style-name="Visited_20_Internet_20_Link">Controls</text:a>|<text:a xlink:type="simple" xlink:href="https://www.w3.org/community/xformsusers/wiki/XForms_2.0#action-content-set" text:style-name="Internet_20_link" text:visited-style-name="Visited_20_Internet_20_Link">Action</text:a>)*</text:p>
          </text:list-item>
        </text:list>
        <text:p text:style-name="Codigo">&lt;repeat ref="/products/product" class="list"&gt;</text:p>
        <text:p text:style-name="Codigo"><text:s text:c="2"/>&lt;output ref="."/&gt;&lt;html:br/&gt;</text:p>
        <text:p text:style-name="Codigo">&lt;/repeat&gt;</text:p>
        <text:h text:style-name="Heading_20_2" text:outline-level="2"><text:bookmark text:name="submit"/><text:bookmark text:name="Submission"/><text:a xlink:type="simple" xlink:href="https://www.w3.org/community/xformsusers/wiki/XForms_2.0#The_submission_Element" text:style-name="Internet_20_link" text:visited-style-name="Visited_20_Internet_20_Link">Submission</text:a></text:h>
        <text:list xml:id="list135053951148182" text:continue-numbering="true" text:style-name="List_20_1">
          <text:list-item>
            <text:p text:style-name="Subelementos">Header</text:p>
          </text:list-item>
          <text:list-item>
            <text:p text:style-name="Propiedades">nonrelevant ("keep" | "remove" | "empty")</text:p>
          </text:list-item>
          <text:list-item>
            <text:p text:style-name="Propiedades">relevant (xs:boolean) [deprecated]</text:p>
          </text:list-item>
          <text:list-item>
            <text:p text:style-name="Propiedades">validate (xs:boolean)</text:p>
          </text:list-item>
          <text:list-item>
            <text:p text:style-name="Propiedades">resource (xs:anyURI)</text:p>
          </text:list-item>
          <text:list-item>
            <text:p text:style-name="Propiedades">action (xs:anyURI) [deprecated]</text:p>
          </text:list-item>
          <text:list-item>
            <text:p text:style-name="Propiedades">mode ("asynchronous"|"synchronous")</text:p>
          </text:list-item>
          <text:list-item>
            <text:p text:style-name="Propiedades">method ("post" | "get" | "put" | "delete" | "multipart-post" | "form-data-post" | "urlencoded-post" | Any other <text:a xlink:type="simple" xlink:href="http://www.w3.org/TR/REC-xml-names/#NT-NCName" text:style-name="Internet_20_link" text:visited-style-name="Visited_20_Internet_20_Link">NCName</text:a> | <text:a xlink:type="simple" xlink:href="https://www.w3.org/community/xformsusers/wiki/XForms_2.0#def-PrefixedName" text:style-name="Internet_20_link" text:visited-style-name="Visited_20_Internet_20_Link">PrefixedName</text:a>)</text:p>
          </text:list-item>
          <text:list-item>
            <text:p text:style-name="Propiedades">serialization (xs:string)</text:p>
          </text:list-item>
          <text:list-item>
            <text:p text:style-name="Propiedades">mediatype (xs:string)</text:p>
          </text:list-item>
          <text:list-item>
            <text:p text:style-name="Propiedades">encoding (xs:string)</text:p>
          </text:list-item>
          <text:list-item>
            <text:p text:style-name="Propiedades">separator (";" | "&amp;")</text:p>
          </text:list-item>
          <text:list-item>
            <text:p text:style-name="Propiedades">version (xs:NMTOKEN)</text:p>
          </text:list-item>
          <text:list-item>
            <text:p text:style-name="Propiedades">indent (xs:boolean)</text:p>
          </text:list-item>
          <text:list-item>
            <text:p text:style-name="Propiedades">omit-xml-declaration (xs:boolean)</text:p>
          </text:list-item>
          <text:list-item>
            <text:p text:style-name="Propiedades">standalone (xs:boolean)</text:p>
          </text:list-item>
          <text:list-item>
            <text:p text:style-name="Propiedades">cdata-section-elements (QnameList)</text:p>
          </text:list-item>
          <text:list-item>
            <text:p text:style-name="Propiedades">includenamespaceprefixes (xs:NMTOKENS)</text:p>
          </text:list-item>
          <text:list-item>
            <text:p text:style-name="Propiedades">response-mediatype (xs:string)</text:p>
          </text:list-item>
          <text:list-item>
            <text:p text:style-name="Propiedades">replace ("all" | "instance" | "text" | "none" | <text:a xlink:type="simple" xlink:href="https://www.w3.org/community/xformsusers/wiki/XForms_2.0#def-PrefixedName" text:style-name="Internet_20_link" text:visited-style-name="Visited_20_Internet_20_Link">PrefixedName</text:a>)</text:p>
          </text:list-item>
          <text:list-item>
            <text:p text:style-name="Propiedades">instance (xs:IDREF)</text:p>
          </text:list-item>
          <text:list-item>
            <text:p text:style-name="Propiedades">targetref (<text:a xlink:type="simple" xlink:href="https://www.w3.org/community/xformsusers/wiki/XForms_2.0#structure-attrs-single-node" text:style-name="Internet_20_link" text:visited-style-name="Visited_20_Internet_20_Link">Single Item Binding</text:a>)</text:p>
          </text:list-item>
          <text:list-item>
            <text:p text:style-name="Propiedades">target ("_self" | "_blank" | xs:string)</text:p>
          </text:list-item>
        </text:list>
        <text:p text:style-name="Codigo"><text:s/>&lt;submission</text:p>
        <text:p text:style-name="Codigo"><text:s text:c="3"/>ref="instance('address')"</text:p>
        <text:p text:style-name="Codigo"><text:s text:c="3"/>resource="http://example.com/new-address"</text:p>
        <text:p text:style-name="Codigo"><text:s text:c="3"/>method="post"</text:p>
        <text:p text:style-name="Codigo"><text:s text:c="3"/>replace="none"&gt;</text:p>
        <text:p text:style-name="Codigo"><text:s text:c="2"/>&lt;header name="Accept"</text:p>
        <text:p text:style-name="Codigo"><text:s text:c="5"/>combine="replace"&gt;application/sparql-results+xml&lt;/header&gt;</text:p>
        <text:p text:style-name="Codigo">&lt;/submission&gt;</text:p>
        <text:h text:style-name="Heading_20_2" text:outline-level="2"><text:bookmark text:name="Events"/><text:bookmark text:name="rpm-events"/><text:a xlink:type="simple" xlink:href="https://www.w3.org/community/xformsusers/wiki/XForms_2.0#Events" text:style-name="Internet_20_link" text:visited-style-name="Visited_20_Internet_20_Link">Events</text:a></text:h>
        <text:h text:style-name="Heading_20_3" text:outline-level="3"><text:a xlink:type="simple" xlink:href="https://www.w3.org/community/xformsusers/wiki/XForms_2.0#Initialization_Events" text:style-name="Internet_20_link" text:visited-style-name="Visited_20_Internet_20_Link">Initialization Events</text:a></text:h>
        <text:list xml:id="list135053831028038" text:continue-numbering="true" text:style-name="List_20_1">
          <text:list-header>
            <text:p text:style-name="Subelementos"><text:span text:style-name="T11">x</text:span>forms-model-construct, xforms-model-construct-done, <text:s/>xforms-ready, xforms-model-destruct</text:p>
          </text:list-header>
        </text:list>
        <text:h text:style-name="Heading_20_3" text:outline-level="3"><text:a xlink:type="simple" xlink:href="https://www.w3.org/community/xformsusers/wiki/XForms_2.0#Interaction_Events" text:style-name="Internet_20_link" text:visited-style-name="Visited_20_Internet_20_Link">Interaction Events</text:a></text:h>
        <text:list xml:id="list135054317275451" text:continue-numbering="true" text:style-name="List_20_1">
          <text:list-header>
            <text:p text:style-name="P22"><text:span text:style-name="T8">x</text:span>forms-focus, xforms-previous, xforms-next, xforms-help, xforms-hint, DOMActivate, xforms-submit, xforms-submit-serialize, xforms-dialog-show, xforms-dialog-hide</text:p>
          </text:list-header>
        </text:list>
        <text:h text:style-name="Heading_20_3" text:outline-level="3"><text:a xlink:type="simple" xlink:href="https://www.w3.org/community/xformsusers/wiki/XForms_2.0#Notification_Events" text:style-name="Internet_20_link" text:visited-style-name="Visited_20_Internet_20_Link">Notification Events</text:a></text:h>
        <text:list xml:id="list135054010067534" text:continue-numbering="true" text:style-name="List_20_1">
          <text:list-header>
            <text:p text:style-name="Subelementos"><text:span text:style-name="T8">x</text:span>forms-insert, xforms-delete, xforms-value-changed, xforms-invalid, xforms-valid, xforms-readonly, xforms-readwrite, <text:s/>xforms-required, xforms-optional, xforms-enabled, xforms-disabled, DOMFocusIn, DOMFocusOut, xforms-select, xforms-deselect, xforms-in-range, xforms-out-of-range, xforms-scroll-first, xforms-scroll-last, xforms-submit-done, xforms-dialog-shown, xforms-dialog-hidden</text:p>
          </text:list-header>
        </text:list>
        <text:h text:style-name="Heading_20_3" text:outline-level="3"><text:a xlink:type="simple" xlink:href="https://www.w3.org/community/xformsusers/wiki/XForms_2.0#Error_Handling" text:style-name="Internet_20_link" text:visited-style-name="Visited_20_Internet_20_Link">Error Handling</text:a></text:h>
        <text:list xml:id="list135054014000506" text:continue-numbering="true" text:style-name="List_20_1">
          <text:list-header>
            <text:p text:style-name="P23"><text:span text:style-name="T11">x</text:span>forms-binding-error, xforms-expression-error, xforms-action-error, xforms-compute-error, xforms-version-error, xforms-link-error, xforms-load-error, xforms-output-error, xforms-submit-error</text:p>
          </text:list-header>
        </text:list>
        <text:h text:style-name="Heading_20_3" text:outline-level="3"><text:soft-page-break/><text:a xlink:type="simple" xlink:href="https://www.w3.org/community/xformsusers/wiki/XForms_2.0#Actions" text:style-name="Internet_20_link" text:visited-style-name="Visited_20_Internet_20_Link">Actions</text:a></text:h>
        <text:h text:style-name="Heading_20_3" text:outline-level="3">Common atributes:</text:h>
        <text:list xml:id="list135053271006126" text:continue-numbering="true" text:style-name="List_20_1">
          <text:list-item>
            <text:p text:style-name="Propiedades">if</text:p>
          </text:list-item>
        </text:list>
        <text:p text:style-name="Codigo"><text:s text:c="2"/>&lt;setfocus</text:p>
        <text:p text:style-name="Codigo"><text:s text:c="4"/><text:span text:style-name="T12">ev:event="xforms-value-changed"</text:span></text:p>
        <text:p text:style-name="Codigo"><text:s text:c="4"/><text:span text:style-name="T12">control="LocalControl"</text:span></text:p>
        <text:p text:style-name="Codigo"><text:span text:style-name="T6"><text:s text:c="4"/></text:span><text:span text:style-name="T7">if="string-length(.)=3 and . &gt; 0"/&gt;</text:span></text:p>
        <text:list xml:id="list135054757334108" text:continue-numbering="true" text:style-name="List_20_1">
          <text:list-item>
            <text:p text:style-name="Propiedades">while</text:p>
          </text:list-item>
        </text:list>
        <text:p text:style-name="Codigo"><text:s/>&lt;action while="instance('temps')/counter &lt;= count(/some/nodes)"&gt;</text:p>
        <text:p text:style-name="P18"><text:s/></text:p>
        <text:list xml:id="list135053907821737" text:continue-numbering="true" text:style-name="List_20_1">
          <text:list-item>
            <text:p text:style-name="Propiedades">iterate (node-sequence) </text:p>
          </text:list-item>
        </text:list>
        <text:p text:style-name="Codigo"><text:s/><text:span text:style-name="T12">&lt;setvalue iterate="*/total" ref="." value="0"/&gt;</text:span></text:p>
        <text:list xml:id="list135055259819977" text:continue-numbering="true" text:style-name="List_20_1">
          <text:list-header>
            <text:p text:style-name="P24"/>
          </text:list-header>
        </text:list>
        <text:h text:style-name="Heading_20_2" text:outline-level="2"><text:a xlink:type="simple" xlink:href="https://www.w3.org/community/xformsusers/wiki/XForms_2.0#Events" text:style-name="Internet_20_link" text:visited-style-name="Visited_20_Internet_20_Link">XML Events</text:a></text:h>
        <text:list xml:id="list135054212894517" text:continue-numbering="true" text:style-name="List_20_1">
          <text:list-item>
            <text:p text:style-name="Propiedades">event(NMTOKEN)</text:p>
          </text:list-item>
          <text:list-item>
            <text:p text:style-name="Propiedades">observer (IDREF) </text:p>
          </text:list-item>
          <text:list-item>
            <text:p text:style-name="Propiedades">target (IDREF) </text:p>
          </text:list-item>
          <text:list-item>
            <text:p text:style-name="Propiedades">handler (URI)</text:p>
          </text:list-item>
          <text:list-item>
            <text:p text:style-name="Propiedades">phase ("capture" | "default"*)</text:p>
          </text:list-item>
          <text:list-item>
            <text:p text:style-name="Propiedades">propagate ("stop" | "continue"*)</text:p>
          </text:list-item>
          <text:list-item>
            <text:p text:style-name="Propiedades">defaultAction ("cancel" | "perform"*) </text:p>
          </text:list-item>
        </text:list>
        <text:h text:style-name="Heading_20_3" text:outline-level="3"><text:a xlink:type="simple" xlink:href="https://www.w3.org/community/xformsusers/wiki/XForms_2.0#The_action_Element" text:style-name="Internet_20_link" text:visited-style-name="Visited_20_Internet_20_Link">action</text:a></text:h>
        <text:list xml:id="list135053511730350" text:continue-numbering="true" text:style-name="List_20_1">
          <text:list-item>
            <text:p text:style-name="Propiedades"><text:span text:style-name="T13">t</text:span>ype: Optional MIME type of the language of the script.</text:p>
          </text:list-item>
          <text:list-item>
            <text:p text:style-name="Subelementos">Content: (<text:a xlink:type="simple" xlink:href="https://www.w3.org/community/xformsusers/wiki/XForms_2.0#action-content-set" text:style-name="Internet_20_link" text:visited-style-name="Visited_20_Internet_20_Link">Action</text:a>|<text:a xlink:type="simple" xlink:href="https://www.w3.org/community/xformsusers/wiki/XForms_2.0#structure-var-element" text:style-name="Internet_20_link" text:visited-style-name="Visited_20_Internet_20_Link">var</text:a>)* | <text:a xlink:type="simple" xlink:href="https://www.w3.org/community/xformsusers/wiki/XForms_2.0#action-param" text:style-name="Internet_20_link" text:visited-style-name="Visited_20_Internet_20_Link">param</text:a>*, <text:a xlink:type="simple" xlink:href="https://www.w3.org/community/xformsusers/wiki/XForms_2.0#action-body" text:style-name="Internet_20_link" text:visited-style-name="Visited_20_Internet_20_Link">body</text:a></text:p>
          </text:list-item>
        </text:list>
        <text:p text:style-name="Codigo">&lt;action ev:event="DOMActivate"&gt;</text:p>
        <text:p text:style-name="Codigo"><text:s text:c="2"/>&lt;setvalue ref="ready"&gt;yes&lt;/setvalue&gt;</text:p>
        <text:p text:style-name="Codigo"><text:s text:c="2"/>&lt;send/&gt;</text:p>
        <text:p text:style-name="Codigo">&lt;/action&gt;</text:p>
        <text:h text:style-name="Heading_20_3" text:outline-level="3">param</text:h>
        <text:list xml:id="list135054657670002" text:continue-numbering="true" text:style-name="List_20_1">
          <text:list-item>
            <text:p text:style-name="Propiedades"><text:span text:style-name="T14">n</text:span>ame</text:p>
          </text:list-item>
          <text:list-item>
            <text:p text:style-name="P10">value</text:p>
          </text:list-item>
        </text:list>
        <text:h text:style-name="Heading_20_3" text:outline-level="3">body</text:h>
        <text:p text:style-name="Codigo">&lt;action ev:event="DOMActivate" type="text/javascript"&gt;</text:p>
        <text:p text:style-name="Codigo"><text:s text:c="2"/><text:span text:style-name="T12">&lt;param name="star" <text:s text:c="2"/>value="instance()/star"/&gt;</text:span></text:p>
        <text:p text:style-name="Codigo"><text:s text:c="2"/><text:span text:style-name="T12">&lt;param name="planet" value="instance()/planet"/&gt;</text:span></text:p>
        <text:p text:style-name="Codigo"><text:s text:c="2"/><text:span text:style-name="T12">&lt;body&gt;</text:span></text:p>
        <text:p text:style-name="Codigo"><text:s text:c="4"/><text:span text:style-name="T12">alert('I was just passed a few parameters: star = "' + star + '" and planet = "' + planet + '".');</text:span></text:p>
        <text:p text:style-name="Codigo"><text:s text:c="2"/><text:span text:style-name="T12">&lt;/body&gt;</text:span></text:p>
        <text:p text:style-name="Codigo">&lt;/action&gt;</text:p>
        <text:h text:style-name="Heading_20_3" text:outline-level="3"><text:a xlink:type="simple" xlink:href="https://www.w3.org/community/xformsusers/wiki/XForms_2.0#The_setvalue_Element" text:style-name="Internet_20_link" text:visited-style-name="Visited_20_Internet_20_Link">setvalue</text:a></text:h>
        <text:p text:style-name="Codigo">&lt;setvalue ref="a" value="0"/&gt;</text:p>
        <text:p text:style-name="Codigo">&lt;setvalue iterate="player/score" ref="." value="0"/&gt;</text:p>
        <text:h text:style-name="Heading_20_3" text:outline-level="3"><text:a xlink:type="simple" xlink:href="https://www.w3.org/community/xformsusers/wiki/XForms_2.0" text:style-name="Internet_20_link" text:visited-style-name="Visited_20_Internet_20_Link">insert</text:a></text:h>
        <text:list xml:id="list135054525016903" text:continue-numbering="true" text:style-name="List_20_1">
          <text:list-item>
            <text:p text:style-name="Propiedades">origin: items to be inserted. </text:p>
          </text:list-item>
          <text:list-item>
            <text:p text:style-name="Propiedades">at: index where items are to be inserted.</text:p>
          </text:list-item>
          <text:list-item>
            <text:p text:style-name="P11">position: <text:span text:style-name="T14">before and after.</text:span></text:p>
          </text:list-item>
        </text:list>
        <text:p text:style-name="Codigo"><text:s/><text:span text:style-name="T12">&lt;insert context="/purchaseOrder" ref="item" at="index('R')"</text:span><text:span text:style-name="T7"> origin="/item" /&gt;</text:span> </text:p>
        <text:p text:style-name="Codigo"/>
        <text:h text:style-name="Heading_20_3" text:outline-level="3"><text:a xlink:type="simple" xlink:href="https://www.w3.org/community/xformsusers/wiki/XForms_2.0#The_delete_Element" text:style-name="Internet_20_link" text:visited-style-name="Visited_20_Internet_20_Link">delete</text:a> </text:h>
        <text:list xml:id="list135055104054463" text:continue-numbering="true" text:style-name="List_20_1">
          <text:list-item>
            <text:p text:style-name="Propiedades"><text:span text:style-name="T14">a</text:span>t</text:p>
          </text:list-item>
        </text:list>
        <text:p text:style-name="P8">&lt;delete ref="list/a" at="1"/&gt;</text:p>
        <text:p text:style-name="P8">&lt;delete ref="list/a" /&gt;</text:p>
        <text:h text:style-name="Heading_20_3" text:outline-level="3"><text:a xlink:type="simple" xlink:href="https://www.w3.org/community/xformsusers/wiki/XForms_2.0#The_setindex_Element" text:style-name="Internet_20_link" text:visited-style-name="Visited_20_Internet_20_Link">setindex</text:a></text:h>
        <text:list xml:id="list135055349342666" text:continue-numbering="true" text:style-name="List_20_1">
          <text:list-item>
            <text:p text:style-name="Propiedades">repeat</text:p>
          </text:list-item>
          <text:list-item>
            <text:p text:style-name="Propiedades">index</text:p>
          </text:list-item>
        </text:list>
        <text:p text:style-name="Codigo">&lt;setindex repeat="R" index="index('R')+1"/&gt;</text:p>
        <text:h text:style-name="Heading_20_3" text:outline-level="3"><text:a xlink:type="simple" xlink:href="https://www.w3.org/community/xformsusers/wiki/XForms_2.0#The_toggle_Element" text:style-name="Internet_20_link" text:visited-style-name="Visited_20_Internet_20_Link">toggle</text:a></text:h>
        <text:list xml:id="list135055059295964" text:continue-numbering="true" text:style-name="List_20_1">
          <text:list-item>
            <text:p text:style-name="Propiedades">case</text:p>
          </text:list-item>
        </text:list>
        <text:p text:style-name="Codigo">&lt;toggle case="home"/&gt;</text:p>
        <text:h text:style-name="Heading_20_3" text:outline-level="3"><text:a xlink:type="simple" xlink:href="https://www.w3.org/community/xformsusers/wiki/XForms_2.0#The_setfocus_Element" text:style-name="Internet_20_link" text:visited-style-name="Visited_20_Internet_20_Link">setfocus</text:a></text:h>
        <text:list xml:id="list135054424462756" text:continue-numbering="true" text:style-name="List_20_1">
          <text:list-item>
            <text:p text:style-name="Subelementos">control</text:p>
          </text:list-item>
        </text:list>
        <text:p text:style-name="Codigo">&lt;setfocus ev:event="xforms-ready" control="start"/&gt;</text:p>
        <text:h text:style-name="Heading_20_3" text:outline-level="3"><text:a xlink:type="simple" xlink:href="https://www.w3.org/community/xformsusers/wiki/XForms_2.0#The_previousfocus_Element" text:style-name="Internet_20_link" text:visited-style-name="Visited_20_Internet_20_Link">previousfocus</text:a></text:h>
        <text:p text:style-name="Codigo">&lt;previousfocus/&gt;</text:p>
        <text:h text:style-name="Heading_20_3" text:outline-level="3"><text:a xlink:type="simple" xlink:href="https://www.w3.org/community/xformsusers/wiki/XForms_2.0#The_nextfocus_Element" text:style-name="Internet_20_link" text:visited-style-name="Visited_20_Internet_20_Link">nextfocus</text:a></text:h>
        <text:p text:style-name="Codigo"><text:span text:style-name="T15">&lt;</text:span><text:span text:style-name="T7">input ref="." incremental="true" label="4 chars:"&gt;</text:span></text:p>
        <text:p text:style-name="Codigo">&lt;nextfocus ev:event="xforms-value-changed" if="string-length(.)=4"/&gt;</text:p>
        <text:p text:style-name="Codigo">&lt;/input&gt;</text:p>
        <text:h text:style-name="Heading_20_3" text:outline-level="3"><text:bookmark text:name="action-dispatch"/><text:bookmark text:name="The_dispatch_Element"/><text:a xlink:type="simple" xlink:href="https://www.w3.org/community/xformsusers/wiki/XForms_2.0#The_dispatch_Element" text:style-name="Internet_20_link" text:visited-style-name="Visited_20_Internet_20_Link">dispatch</text:a></text:h>
        <text:list xml:id="list135054376371592" text:continue-numbering="true" text:style-name="List_20_1">
          <text:list-item>
            <text:p text:style-name="Propiedades">name</text:p>
          </text:list-item>
          <text:list-item>
            <text:p text:style-name="Propiedades">targetid</text:p>
          </text:list-item>
          <text:list-item>
            <text:p text:style-name="Propiedades">control</text:p>
          </text:list-item>
          <text:list-item>
            <text:p text:style-name="Propiedades">delay</text:p>
          </text:list-item>
          <text:list-item>
            <text:p text:style-name="Propiedades">bubbles</text:p>
          </text:list-item>
          <text:list-item>
            <text:p text:style-name="Propiedades">cancelable </text:p>
          </text:list-item>
          <text:list-item>
            <text:p text:style-name="Subelementos">property</text:p>
          </text:list-item>
        </text:list>
        <text:p text:style-name="Codigo">&lt;dispatch name="DOMActivate" targetid="zoomin"&gt;</text:p>
        <text:p text:style-name="Codigo"><text:s/>&lt;property name="person" value="instance('person')"/&gt;</text:p>
        <text:p text:style-name="P20">&lt;/dspatch&gt;</text:p>
        <text:p text:style-name="P20"/>
        <text:p text:style-name="P20">property</text:p>
        <text:h text:style-name="P17" text:outline-level="3"><text:a xlink:type="simple" xlink:href="https://www.w3.org/community/xformsusers/wiki/XForms_2.0#The_rebuild_Element" text:style-name="Internet_20_link" text:visited-style-name="Visited_20_Internet_20_Link">rebuild</text:a></text:h>
        <text:h text:style-name="P17" text:outline-level="3"><text:a xlink:type="simple" xlink:href="https://www.w3.org/community/xformsusers/wiki/XForms_2.0#The_recalculate_Element" text:style-name="Internet_20_link" text:visited-style-name="Visited_20_Internet_20_Link">recalculate</text:a></text:h>
        <text:h text:style-name="P17" text:outline-level="3"><text:a xlink:type="simple" xlink:href="https://www.w3.org/community/xformsusers/wiki/XForms_2.0#The_revalidate_Element" text:style-name="Internet_20_link" text:visited-style-name="Visited_20_Internet_20_Link"><text:span text:style-name="T16">r</text:span></text:a><text:a xlink:type="simple" xlink:href="https://www.w3.org/community/xformsusers/wiki/XForms_2.0#The_revalidate_Element" text:style-name="Internet_20_link" text:visited-style-name="Visited_20_Internet_20_Link">evalidate</text:a></text:h>
        <text:h text:style-name="P3" text:outline-level="3"><text:a xlink:type="simple" xlink:href="https://www.w3.org/community/xformsusers/wiki/XForms_2.0#The_update_Element" text:style-name="Internet_20_link" text:visited-style-name="Visited_20_Internet_20_Link">update</text:a></text:h>
        <text:h text:style-name="Heading_20_3" text:outline-level="3"><text:a xlink:type="simple" xlink:href="https://www.w3.org/community/xformsusers/wiki/XForms_2.0#The_refresh_Element" text:style-name="Internet_20_link" text:visited-style-name="Visited_20_Internet_20_Link">refresh</text:a></text:h>
        <text:h text:style-name="Heading_20_3" text:outline-level="3"><text:a xlink:type="simple" xlink:href="https://www.w3.org/community/xformsusers/wiki/XForms_2.0#The_reset_Element" text:style-name="Internet_20_link" text:visited-style-name="Visited_20_Internet_20_Link"><text:span text:style-name="T16">r</text:span></text:a><text:a xlink:type="simple" xlink:href="https://www.w3.org/community/xformsusers/wiki/XForms_2.0#The_reset_Element" text:style-name="Internet_20_link" text:visited-style-name="Visited_20_Internet_20_Link">eset</text:a></text:h>
        <text:h text:style-name="Heading_20_3" text:outline-level="3"><text:a xlink:type="simple" xlink:href="https://www.w3.org/community/xformsusers/wiki/XForms_2.0#The_retain_Element" text:style-name="Internet_20_link" text:visited-style-name="Visited_20_Internet_20_Link"><text:span text:style-name="T17">r</text:span></text:a><text:a xlink:type="simple" xlink:href="https://www.w3.org/community/xformsusers/wiki/XForms_2.0#The_retain_Element" text:style-name="Internet_20_link" text:visited-style-name="Visited_20_Internet_20_Link">etain</text:a></text:h>
        <text:h text:style-name="Heading_20_3" text:outline-level="3"><text:a xlink:type="simple" xlink:href="https://www.w3.org/community/xformsusers/wiki/XForms_2.0#The_load_Element" text:style-name="Internet_20_link" text:visited-style-name="Visited_20_Internet_20_Link"><text:span text:style-name="T17">l</text:span></text:a><text:a xlink:type="simple" xlink:href="https://www.w3.org/community/xformsusers/wiki/XForms_2.0#The_load_Element" text:style-name="Internet_20_link" text:visited-style-name="Visited_20_Internet_20_Link">oad</text:a></text:h>
        <text:list xml:id="list135054278765703" text:continue-numbering="true" text:style-name="List_20_1">
          <text:list-item>
            <text:p text:style-name="Subelementos">resource</text:p>
          </text:list-item>
          <text:list-item>
            <text:p text:style-name="P12">target <text:span text:style-name="T16">(“</text:span>_self”<text:span text:style-name="T16">|</text:span>"_blank"<text:span text:style-name="T16">)</text:span></text:p>
          </text:list-item>
        </text:list>
        <text:p text:style-name="P19">&lt;load&gt;&lt;resource&gt;http://example.com/index.html&lt;/resource&gt;&lt;/load&gt;</text:p>
        <text:h text:style-name="P4" text:outline-level="3"><text:a xlink:type="simple" xlink:href="https://www.w3.org/community/xformsusers/wiki/XForms_2.0#The_send_Element" text:style-name="Internet_20_link" text:visited-style-name="Visited_20_Internet_20_Link">send</text:a></text:h>
        <text:list xml:id="list135054073843574" text:continue-numbering="true" text:style-name="List_20_1">
          <text:list-item>
            <text:p text:style-name="Propiedades">submission</text:p>
          </text:list-item>
        </text:list>
        <text:p text:style-name="Codigo">&lt;send submission="s1"/&gt;</text:p>
        <text:p text:style-name="Codigo">&lt;send model="m"/&gt;</text:p>
        <text:h text:style-name="Heading_20_3" text:outline-level="3"><text:a xlink:type="simple" xlink:href="https://www.w3.org/community/xformsusers/wiki/XForms_2.0#The_return_Element" text:style-name="Internet_20_link" text:visited-style-name="Visited_20_Internet_20_Link">return</text:a></text:h>
        <text:list xml:id="list135055336958983" text:continue-numbering="true" text:style-name="List_20_1">
          <text:list-item>
            <text:p text:style-name="P13">nonrelevant</text:p>
          </text:list-item>
        </text:list>
        <text:h text:style-name="Heading_20_3" text:outline-level="3"><text:a xlink:type="simple" xlink:href="https://www.w3.org/community/xformsusers/wiki/XForms_2.0#The_rewew_Element" text:style-name="Internet_20_link" text:visited-style-name="Visited_20_Internet_20_Link"><text:span text:style-name="T18">r</text:span></text:a><text:a xlink:type="simple" xlink:href="https://www.w3.org/community/xformsusers/wiki/XForms_2.0#The_rewew_Element" text:style-name="Internet_20_link" text:visited-style-name="Visited_20_Internet_20_Link">enew</text:a></text:h>
        <text:list xml:id="list135055053094458" text:continue-numbering="true" text:style-name="List_20_1">
          <text:list-item>
            <text:p text:style-name="Propiedades"><text:span text:style-name="T18">c</text:span>ontrol</text:p>
          </text:list-item>
        </text:list>
        <text:p text:style-name="Codigo">&lt;renew control="game"/&gt;</text:p>
        <text:h text:style-name="Heading_20_3" text:outline-level="3"><text:a xlink:type="simple" xlink:href="https://www.w3.org/community/xformsusers/wiki/XForms_2.0#The_message_Element" text:style-name="Internet_20_link" text:visited-style-name="Visited_20_Internet_20_Link">message</text:a></text:h>
        <text:list xml:id="list135054951545012" text:continue-numbering="true" text:style-name="List_20_1">
          <text:list-item>
            <text:p text:style-name="Propiedades"><draw:frame text:anchor-type="paragraph" draw:z-index="0" draw:name="Shape1" draw:style-name="gr1" draw:text-style-name="P25" svg:width="26.688cm" svg:height="1.071cm" svg:x="-19.861cm" svg:y="1.715cm"><draw:text-box><text:p><text:span text:style-name="T19">This document is an extract from current xforms specification. Current Xforms 2.0 spec can be checked at </text:span><text:span text:style-name="T19"><text:a xlink:href="https://www.w3.org/community/xformsusers/wiki/XForms_2.0" xlink:type="simple">https://www.w3.org/community/xformsusers/wiki/XForms_2.0</text:a></text:span><text:span text:style-name="T19"><text:s/>| The document contents can be subject to copy rights from © 2010 W3C® (MIT, ERCIM, Keio). Please check https://www.w3.org/Consortium/Legal/2002/ipr-notice-20021231#Copyright before redistributing the document­.</text:span></text:p></draw:text-box></draw:frame>level: ephemeral | modeless |modal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 Black" svg:font-family="'Arial Black'" style:font-adornments="Normal" style:font-family-generic="swiss" style:font-pitch="variable"/>
    <style:font-face style:name="Calibri" svg:font-family="Calibri" style:font-adornments="Negrita" style:font-family-generic="swiss" style:font-pitch="variable"/>
    <style:font-face style:name="Calibri1" svg:font-family="Calibri" style:font-adornments="Normal" style:font-family-generic="swiss" style:font-pitch="variable"/>
    <style:font-face style:name="Calibri Light1" svg:font-family="'Calibri Light'" style:font-adornments="Normal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loext:contextual-spacing="false" style:page-number="auto"/>
      <style:text-properties style:font-name="Arial Black" fo:font-family="'Arial Black'" style:font-style-name="Normal" style:font-family-generic="swiss" style:font-pitch="variable" fo:font-size="13pt" fo:font-weight="900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Calibri" fo:font-family="Calibri" style:font-style-name="Negrita" style:font-family-generic="swiss" style:font-pitch="variable" fo:font-size="10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Calibri" fo:font-family="Calibri" style:font-style-name="Negrita" style:font-family-generic="swiss" style:font-pitch="variable" fo:font-size="10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auto-update="true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ubelements" style:family="paragraph" style:parent-style-name="Heading_20_3" style:next-style-name="List"/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in_20_título1" style:display-name="Sin título1" style:family="paragraph" style:parent-style-name="Preformatted_20_Text">
      <style:text-properties style:font-name="Courier New" fo:font-family="'Courier New'" style:font-style-name="Normal" style:font-family-generic="modern" style:font-pitch="fixed" fo:font-size="8pt"/>
    </style:style>
    <style:style style:name="Codigo" style:family="paragraph" style:parent-style-name="Preformatted_20_Text" style:next-style-name="Text_20_body" style:auto-update="true" style:master-page-name="">
      <style:paragraph-properties style:page-number="auto"/>
      <style:text-properties style:font-name="Courier New" fo:font-family="'Courier New'" style:font-style-name="Normal" style:font-family-generic="modern" style:font-pitch="fixed" fo:font-size="7pt" fo:font-weight="bold" style:font-weight-asian="bold" style:font-weight-complex="bold"/>
    </style:style>
    <style:style style:name="Propiedades" style:family="paragraph" style:parent-style-name="List" style:auto-update="true" style:list-style-name="List_20_1" style:master-page-name="">
      <style:paragraph-properties style:page-number="auto"/>
      <style:text-properties style:font-name="Calibri Light" fo:font-family="'Calibri Light'" style:font-style-name="Regular" style:font-family-generic="swiss" style:font-pitch="variable" fo:font-size="9pt" fo:font-weight="250"/>
    </style:style>
    <style:style style:name="Desc" style:family="paragraph" style:parent-style-name="Text_20_body" style:auto-update="true" style:master-page-name="">
      <style:paragraph-properties style:page-number="auto"/>
      <style:text-properties style:font-name="Calibri1" fo:font-family="Calibri" style:font-style-name="Normal" style:font-family-generic="swiss" style:font-pitch="variable" fo:font-size="9pt"/>
    </style:style>
    <style:style style:name="Subelementos" style:family="paragraph" style:parent-style-name="List" style:auto-update="true" style:list-style-name="List_20_1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fo:color="#666666" style:font-name="Calibri Light1" fo:font-family="'Calibri Light'" style:font-style-name="Normal" style:font-family-generic="swiss" style:font-pitch="variable" fo:font-size="9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2:21:32.887000000</meta:creation-date>
    <dc:date>2020-02-11T13:50:52.721000000</dc:date>
    <meta:editing-duration>P1DT3H10M59S</meta:editing-duration>
    <meta:editing-cycles>32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283" meta:word-count="882" meta:character-count="7987" meta:non-whitespace-character-count="7351"/>
  </office:meta>
</office:document-meta>
</file>